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535in"/>
    </style:style>
    <style:style style:name="co2" style:family="table-column">
      <style:table-column-properties fo:break-before="auto" style:column-width="1.7201in"/>
    </style:style>
    <style:style style:name="co3" style:family="table-column">
      <style:table-column-properties fo:break-before="auto" style:column-width="2.9008in"/>
    </style:style>
    <style:style style:name="co4" style:family="table-column">
      <style:table-column-properties fo:break-before="auto" style:column-width="2.4134in"/>
    </style:style>
    <style:style style:name="co5" style:family="table-column">
      <style:table-column-properties fo:break-before="auto" style:column-width="23.2102in"/>
    </style:style>
    <style:style style:name="co6" style:family="table-column">
      <style:table-column-properties fo:break-before="auto" style:column-width="0.8925in"/>
    </style:style>
    <style:style style:name="ro1" style:family="table-row">
      <style:table-row-properties style:row-height="0.1693in" fo:break-before="auto" style:use-optimal-row-height="true"/>
    </style:style>
    <style:style style:name="ro2" style:family="table-row">
      <style:table-row-properties style:row-height="0.202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style:use-window-font-color="true" style:text-outline="false" style:text-line-through-style="none" style:font-name="Times New Roman" fo:font-size="12pt" fo:language="en" fo:country="US" fo:font-style="italic"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Times New Roman" style:font-size-complex="6.80000019073486pt" style:language-complex="en" style:country-complex="US" style:font-style-complex="italic" style:font-weight-complex="bold" style:text-emphasize="none" style:font-relief="none"/>
    </style:style>
    <style:style style:name="ce3" style:family="table-cell" style:parent-style-name="Default">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line-through-mode="continuous" style:font-name-asian="DejaVu Sans1" style:font-size-asian="10pt" style:language-asian="zxx" style:country-asian="none" style:font-style-asian="italic" style:font-weight-asian="normal" style:font-name-complex="Times New Roman" style:font-size-complex="10pt" style:language-complex="en" style:country-complex="US" style:font-style-complex="italic" style:font-weight-complex="normal" style:text-emphasize="none" style:font-relief="none"/>
    </style:style>
    <style:style style:name="ce4" style:family="table-cell" style:parent-style-name="Default">
      <style:text-properties style:use-window-font-color="true" style:text-outline="false" style:text-line-through-style="none" style:font-name="Times New Roman" fo:font-size="12pt" fo:language="en" fo:country="US" fo:font-style="italic"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Times New Roman" style:font-size-complex="6.80000019073486pt" style:language-complex="en" style:country-complex="US" style:font-style-complex="italic" style:font-weight-complex="normal" style:text-emphasize="none" style:font-relief="none"/>
    </style:style>
    <style:style style:name="ce5" style:family="table-cell" style:parent-style-name="Default">
      <style:text-properties style:font-name="Times New Roman" fo:font-size="12pt" fo:language="en" fo:country="US" fo:font-style="italic" style:font-size-asian="6.80000019073486pt" style:language-asian="en" style:country-asian="US" style:font-size-complex="6.80000019073486pt" style:language-complex="en" style:country-complex="US" style:font-style-complex="italic"/>
    </style:style>
    <style:style style:name="ce6" style:family="table-cell" style:parent-style-name="Default">
      <style:text-properties style:use-window-font-color="true" style:text-outline="false" style:text-line-through-style="none" style:font-name="Times New Roman" fo:font-size="12pt" fo:language="en" fo:country="AU" fo:font-style="italic"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Times New Roman" style:font-size-complex="6.80000019073486pt" style:language-complex="en" style:country-complex="US" style:font-style-complex="italic" style:font-weight-complex="normal" style:text-emphasize="none" style:font-relief="none"/>
    </style:style>
    <style:style style:name="ce7" style:family="table-cell" style:parent-style-name="Default">
      <style:text-properties style:use-window-font-color="true" style:text-outline="false" style:text-line-through-style="none" style:font-name="Times New Roman" fo:font-size="12pt" fo:language="en" fo:country="US" fo:font-style="italic" fo:text-shadow="none" style:text-underline-style="none" fo:font-weight="normal" style:text-underline-mode="continuous" style:text-line-through-mode="continuous" style:font-name-asian="DejaVu Sans" style:font-size-asian="6.80000019073486pt" style:language-asian="en" style:country-asian="US" style:font-style-asian="normal" style:font-weight-asian="normal" style:font-name-complex="Tahoma" style:font-size-complex="6.80000019073486pt" style:language-complex="en" style:country-complex="US" style:font-style-complex="italic" style:font-weight-complex="normal" style:text-emphasize="none" style:font-relief="none"/>
    </style:style>
    <style:style style:name="ce8" style:family="table-cell" style:parent-style-name="Default" style:data-style-name="N37">
      <style:text-properties style:use-window-font-color="true" style:text-outline="false" style:text-line-through-style="none" style:font-name="Times New Roman" fo:font-size="12pt" fo:language="en" fo:country="US" fo:font-style="italic"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Times New Roman" style:font-size-complex="6.80000019073486pt" style:language-complex="en" style:country-complex="US" style:font-style-complex="italic" style:font-weight-complex="normal" style:text-emphasize="none" style:font-relief="none"/>
    </style:style>
    <style:style style:name="ce9" style:family="table-cell" style:parent-style-name="Default" style:data-style-name="N37">
      <style:text-properties style:use-window-font-color="true" style:text-outline="false" style:text-line-through-style="none" style:font-name="Times New Roman" fo:font-size="12pt" fo:language="en" fo:country="US" fo:font-style="italic" fo:text-shadow="none" style:text-underline-style="none" fo:font-weight="normal" style:text-underline-mode="continuous" style:text-line-through-mode="continuous" style:font-name-asian="DejaVu Sans1" style:font-size-asian="6.80000019073486pt" style:language-asian="en" style:country-asian="US" style:font-style-asian="normal" style:font-weight-asian="normal" style:font-name-complex="Times New Roman" style:font-size-complex="6.80000019073486pt" style:language-complex="en" style:country-complex="US" style:font-style-complex="italic" style:font-weight-complex="normal" style:text-emphasize="none" style:font-relief="none"/>
    </style:style>
    <style:style style:name="ce10"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1" style:family="table-cell" style:parent-style-name="Default">
      <style:text-properties style:use-window-font-color="true" style:text-outline="false" style:text-line-through-style="none" style:font-name="Times New Roman" fo:language="en" fo:country="US"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Times New Roman" style:language-complex="en" style:country-complex="US" style:font-style-complex="normal" style:font-weight-complex="normal" style:text-emphasize="none" style:font-relief="none"/>
    </style:style>
    <style:style style:name="ce12" style:family="table-cell" style:parent-style-name="Default">
      <style:text-properties style:text-outline="false" style:text-line-through-style="none"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text-emphasize="none" style:font-relief="none"/>
    </style:style>
    <style:style style:name="ce13" style:family="table-cell" style:parent-style-name="Default">
      <style:text-properties style:use-window-font-color="true" style:text-outline="false" style:text-line-through-style="none" style:font-name="Times New Roman" fo:font-size="12pt" fo:language="en" fo:country="A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T1" style:family="text">
      <style:text-properties style:font-name="Times New Roman" fo:font-size="12pt" fo:language="en" fo:country="US" fo:font-style="italic" fo:font-weight="normal" style:language-asian="en" style:country-asian="US" style:font-size-complex="6.80000019073486pt" style:font-style-complex="italic"/>
    </style:style>
    <style:style style:name="T2" style:family="text">
      <style:text-properties style:use-window-font-color="true" style:font-name="Times New Roman" fo:font-size="11pt" fo:language="en" fo:country="US" fo:font-style="normal" fo:font-weight="normal" style:font-name-asian="DejaVu Sans1" style:language-asian="zxx" style:country-asian="none" style:font-name-complex="Times New Roman" style:font-size-complex="6.30000019073486pt"/>
    </style:style>
    <style:style style:name="T3" style:family="text">
      <style:text-properties style:use-window-font-color="true" style:font-name="Times New Roman" fo:font-size="12pt" fo:language="en" fo:country="US" fo:font-style="normal" fo:font-weight="normal" style:font-name-asian="DejaVu Sans1" style:language-asian="zxx" style:country-asian="none" style:font-name-complex="Times New Roman" style:font-size-complex="6.80000019073486pt"/>
    </style:style>
    <style:style style:name="T4" style:family="text">
      <style:text-properties style:use-window-font-color="true" style:font-name="Times New Roman" fo:font-size="12pt" fo:language="en" fo:country="US" fo:font-style="normal" fo:font-weight="bold" style:font-name-asian="DejaVu Sans1" style:language-asian="zxx" style:country-asian="none" style:font-name-complex="Times New Roman" style:font-size-complex="6.80000019073486pt" style:font-weight-complex="bold"/>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8"/>
        <table:table-column table:style-name="co5" table:default-cell-style-name="ce10"/>
        <table:table-row table:style-name="ro1">
          <table:table-cell/>
          <table:table-cell table:style-name="ce1" office:value-type="string">
            <text:p>COURSE ID</text:p>
          </table:table-cell>
          <table:table-cell table:style-name="ce1" office:value-type="string">
            <text:p>COURSE TITLE</text:p>
          </table:table-cell>
          <table:table-cell table:style-name="ce1" office:value-type="string">
            <text:p>CREDIT</text:p>
          </table:table-cell>
          <table:table-cell table:style-name="ce1" office:value-type="string">
            <text:p>DESCRIPTION</text:p>
          </table:table-cell>
        </table:table-row>
        <table:table-row table:style-name="ro2">
          <table:table-cell office:value-type="string">
            <text:p>LEADERSHIP COURSES</text:p>
          </table:table-cell>
          <table:table-cell table:style-name="ce3" office:value-type="string">
            <text:p>LEAD 670 </text:p>
          </table:table-cell>
          <table:table-cell table:style-name="Default" office:value-type="string">
            <text:p>Workshop</text:p>
          </table:table-cell>
          <table:table-cell table:style-name="ce4" office:value-type="string">
            <text:p>1-4 credits</text:p>
          </table:table-cell>
          <table:table-cell office:value-type="string">
            <text:p>Selected learning experiences in different areas of leadership. These may be presented by AUA or by another recognized institution. <text:s/>Before attending a workshop not offered by AUA, students must seek authorization from AUA for credit to be granted. <text:s/>As in all AUA courses, each credit represents a time investment of no less than 50 hours.</text:p>
          </table:table-cell>
        </table:table-row>
        <table:table-row table:style-name="ro2">
          <table:table-cell office:value-type="string">
            <text:p>LEADERSHIP COURSES</text:p>
          </table:table-cell>
          <table:table-cell table:style-name="Default" office:value-type="string">
            <text:p>LEAD 680</text:p>
          </table:table-cell>
          <table:table-cell table:style-name="Default" office:value-type="string">
            <text:p>Fieldwork</text:p>
          </table:table-cell>
          <table:table-cell table:style-name="ce4" office:value-type="string">
            <text:p>1-4 credits</text:p>
          </table:table-cell>
          <table:table-cell office:value-type="string">
            <text:p>Planned field experience in leadership at cooperating institutions, school systems, or agencies, authorized by AUA faculty to enhance the student’s competencies in particular areas of leadership or management. <text:s/>As in all AUA courses, each credit represents a time investment of no less than 50 hours. <text:s/></text:p>
          </table:table-cell>
        </table:table-row>
        <table:table-row table:style-name="ro2">
          <table:table-cell office:value-type="string">
            <text:p>LEADERSHIP COURSES</text:p>
          </table:table-cell>
          <table:table-cell table:style-name="Default" office:value-type="string">
            <text:p>LEAD 690</text:p>
          </table:table-cell>
          <table:table-cell table:style-name="Default" office:value-type="string">
            <text:p>Independent Study</text:p>
          </table:table-cell>
          <table:table-cell table:style-name="ce4" office:value-type="string">
            <text:p>1-4 credits</text:p>
          </table:table-cell>
          <table:table-cell table:style-name="ce11" office:value-type="string">
            <text:p><text:span text:style-name="T2">Advanced studies in a particular area of leadership, to be taken only after completing coursework on the topic they wish to study. Requirements for independent study are determined by the particular topic but in general it may include a report of readings, research, writing, and other learning experiences. Student and professor will draw up a contract for the independent study</text:span><text:span text:style-name="T3">.</text:span></text:p>
          </table:table-cell>
        </table:table-row>
        <table:table-row table:style-name="ro2">
          <table:table-cell office:value-type="string">
            <text:p>PASTORIAL-MISSION STUDIES</text:p>
          </table:table-cell>
          <table:table-cell office:value-type="string">
            <text:p>CHMN 630 </text:p>
          </table:table-cell>
          <table:table-cell office:value-type="string">
            <text:p>Church Leadership and Administration</text:p>
          </table:table-cell>
          <table:table-cell office:value-type="string">
            <text:p>2-3 credits</text:p>
          </table:table-cell>
          <table:table-cell office:value-type="string">
            <text:p>A study of leadership theory and practice from various disciplines, as well <text:s/>as from the biblical perspective. <text:s/>The course studies the financial and <text:s/>administrative structures of the Seventh-day Adventist Church and <text:s text:c="2"/>recommends procedures for church administration.</text:p>
          </table:table-cell>
        </table:table-row>
        <table:table-row table:style-name="ro2">
          <table:table-cell office:value-type="string">
            <text:p>PASTORIAL-MISSION STUDIES</text:p>
          </table:table-cell>
          <table:table-cell office:value-type="string">
            <text:p>CHMN 634</text:p>
          </table:table-cell>
          <table:table-cell office:value-type="string">
            <text:p>Youth Ministry</text:p>
          </table:table-cell>
          <table:table-cell office:value-type="string">
            <text:p>2-3 credits</text:p>
          </table:table-cell>
          <table:table-cell table:style-name="ce12" office:value-type="string">
            <text:p>An in-depth study of selected issues having to do with the spiritual development of youth from birth to thirty years of age, with primary emphasis on persons of high school age and young adults. The course is designed to acquaint students with opportunities for ministry to and with young people in the church, school, and home, and provide the opportunity for them to develop plans and the skills needed to implement them.<text:span text:style-name="T4"> </text:span></text:p>
          </table:table-cell>
        </table:table-row>
        <table:table-row table:style-name="ro2">
          <table:table-cell office:value-type="string">
            <text:p>PASTORIAL-MISSION STUDIES</text:p>
          </table:table-cell>
          <table:table-cell office:value-type="string">
            <text:p>CHMN 639</text:p>
          </table:table-cell>
          <table:table-cell office:value-type="string">
            <text:p>Church Growth and the Equipping Pastor</text:p>
          </table:table-cell>
          <table:table-cell office:value-type="string">
            <text:p>2-3 credits</text:p>
          </table:table-cell>
          <table:table-cell office:value-type="string">
            <text:p>An examination of church growth principles with a special emphasis on <text:s text:c="2"/>the role of the pastor as an equipper of members for service and <text:s text:c="3"/>evangelism.</text:p>
          </table:table-cell>
        </table:table-row>
        <table:table-row table:style-name="ro2">
          <table:table-cell office:value-type="string">
            <text:p>PASTORIAL-MISSION STUDIES</text:p>
          </table:table-cell>
          <table:table-cell office:value-type="string">
            <text:p>CHMN 643</text:p>
          </table:table-cell>
          <table:table-cell office:value-type="string">
            <text:p>Christian Professional Ethics</text:p>
          </table:table-cell>
          <table:table-cell office:value-type="string">
            <text:p>2-3 credits</text:p>
          </table:table-cell>
          <table:table-cell office:value-type="string">
            <text:p>An inquiry into the field of professional relations, dilemmas, and decision-making, within the context of Christian ethics. <text:s/>Emphasis is on ethics that is informed by the calling, identity and functions of the professional/ pastoral person from a biblical Christian perspective. <text:s/>The course addresses issues such as integrity, loyalty, conflict of interest, and the ethics of persuasion and preaching. <text:s/>In addition, ethical aspects of financial management, accountability, and responsibility are considered</text:p>
          </table:table-cell>
        </table:table-row>
        <table:table-row table:style-name="ro2">
          <table:table-cell office:value-type="string">
            <text:p>PASTORIAL-MISSION STUDIES</text:p>
          </table:table-cell>
          <table:table-cell office:value-type="string">
            <text:p>CHMN 646</text:p>
          </table:table-cell>
          <table:table-cell office:value-type="string">
            <text:p>Marriage and Family</text:p>
          </table:table-cell>
          <table:table-cell office:value-type="string">
            <text:p>2-3 credits</text:p>
          </table:table-cell>
          <table:table-cell office:value-type="string">
            <text:p>An examination of contemporary problems and issues relative to marriage and family within the African setting. The course also explores biblical, theological, psychological and sociological principles which inform marriage and family living with a view to develop pastoral tools for pre-marriage, marriage and family counseling. </text:p>
          </table:table-cell>
        </table:table-row>
        <table:table-row table:style-name="ro2">
          <table:table-cell office:value-type="string">
            <text:p>PASTORIAL-MISSION STUDIES</text:p>
          </table:table-cell>
          <table:table-cell office:value-type="string">
            <text:p>CHMN 667</text:p>
          </table:table-cell>
          <table:table-cell office:value-type="string">
            <text:p>Health Ministry</text:p>
          </table:table-cell>
          <table:table-cell office:value-type="string">
            <text:p>2-3 credits</text:p>
          </table:table-cell>
          <table:table-cell office:value-type="string">
            <text:p>A study of the biblical and spiritual basis for health ministry, this course reviews also the physiological basis of health and the disturbances caused by disease. The course demonstrates practical examples of health ministry that focus on health concerns of importance in Africa.</text:p>
          </table:table-cell>
        </table:table-row>
        <table:table-row table:style-name="ro2">
          <table:table-cell office:value-type="string">
            <text:p>PASTORIAL-MISSION STUDIES</text:p>
          </table:table-cell>
          <table:table-cell office:value-type="string">
            <text:p>CHMN 680</text:p>
          </table:table-cell>
          <table:table-cell office:value-type="string">
            <text:p>Preaching from Selected Books of the Bible</text:p>
          </table:table-cell>
          <table:table-cell table:style-name="ce9" office:value-type="string">
            <text:p>1 John and James (2-3)</text:p>
          </table:table-cell>
          <table:table-cell office:value-type="string">
            <text:p>This is an advanced course in preaching which emphasizes the challenges and opportunities of working with--and preaching from-specific and carefully targeted books of the New Testament. It intentionally focuses on the development of practical strategies, methods, and skills in creating expository sermons from those individual books</text:p>
          </table:table-cell>
        </table:table-row>
        <table:table-row table:style-name="ro2">
          <table:table-cell office:value-type="string">
            <text:p>PASTORIAL-MISSION STUDIES</text:p>
          </table:table-cell>
          <table:table-cell table:style-name="ce5" office:value-type="string">
            <text:p>CHMN 685</text:p>
          </table:table-cell>
          <table:table-cell office:value-type="string">
            <text:p>Issues in Ministry</text:p>
          </table:table-cell>
          <table:table-cell office:value-type="string">
            <text:p>2-3 credits</text:p>
          </table:table-cell>
          <table:table-cell office:value-type="string">
            <text:p>This course introduces students to selected church ministry issues of great importance in Africa. Topics include finances, ecumenical concerns, mystical powers and witchcraft, ministry, role and status of women, environmental concerns, singleness and single parenting, HIV / AIDS and health, urban conditions and Christian education. </text:p>
          </table:table-cell>
        </table:table-row>
        <table:table-row table:style-name="ro2">
          <table:table-cell office:value-type="string">
            <text:p>PASTORIAL-MISSION STUDIES</text:p>
          </table:table-cell>
          <table:table-cell office:value-type="string">
            <text:p>CHIS 640</text:p>
          </table:table-cell>
          <table:table-cell office:value-type="string">
            <text:p>History of the Christian Church in Africa</text:p>
          </table:table-cell>
          <table:table-cell office:value-type="string">
            <text:p>2-3 credits</text:p>
          </table:table-cell>
          <table:table-cell office:value-type="string">
            <text:p>A study of Christian beginnings and development on the African continent, with consideration given to the establishment and development of the Seventh-day Adventist Church. </text:p>
          </table:table-cell>
        </table:table-row>
        <table:table-row table:style-name="ro2">
          <table:table-cell office:value-type="string">
            <text:p>PASTORIAL-MISSION STUDIES</text:p>
          </table:table-cell>
          <table:table-cell office:value-type="string">
            <text:p>MSSN 600</text:p>
          </table:table-cell>
          <table:table-cell office:value-type="string">
            <text:p>The Church and its Mission</text:p>
          </table:table-cell>
          <table:table-cell office:value-type="string">
            <text:p>2-3 credits</text:p>
          </table:table-cell>
          <table:table-cell office:value-type="string">
            <text:p>A study of the theological foundations of mission and their actualisation throughout the history of Christianity, with special focus on the Seventh-day Adventist current understanding and application worldwide, together with an evaluation of its impact</text:p>
          </table:table-cell>
        </table:table-row>
        <table:table-row table:style-name="ro2">
          <table:table-cell office:value-type="string">
            <text:p>PASTORIAL-MISSION STUDIES</text:p>
          </table:table-cell>
          <table:table-cell office:value-type="string">
            <text:p>MSSN 615</text:p>
          </table:table-cell>
          <table:table-cell office:value-type="string">
            <text:p>Anthropology for Mission &amp; Ministry</text:p>
          </table:table-cell>
          <table:table-cell office:value-type="string">
            <text:p>2-3 credits</text:p>
          </table:table-cell>
          <table:table-cell office:value-type="string">
            <text:p>The principles and findings of anthropology applied to the task of mission and ministry to facilitate cross-cultural and cross-generational communication. A study of the phenomenology of religion, with special attention to traditional religious beliefs. </text:p>
          </table:table-cell>
        </table:table-row>
        <table:table-row table:style-name="ro2">
          <table:table-cell office:value-type="string">
            <text:p>PASTORIAL-MISSION STUDIES</text:p>
          </table:table-cell>
          <table:table-cell office:value-type="string">
            <text:p>MSSN 660</text:p>
          </table:table-cell>
          <table:table-cell office:value-type="string">
            <text:p>Topics in Mission</text:p>
          </table:table-cell>
          <table:table-cell office:value-type="string">
            <text:p>2-3 credits</text:p>
          </table:table-cell>
          <table:table-cell office:value-type="string">
            <text:p>The study of one or more selected topics, such as African Indigenous Christian Churches, African Traditional Religions, Islam in Africa, Modern/ Postmodern Culture, and Megalopolises.</text:p>
          </table:table-cell>
        </table:table-row>
        <table:table-row table:style-name="ro2">
          <table:table-cell table:style-name="ce2" office:value-type="string">
            <text:p>Biblical Theological Studies</text:p>
          </table:table-cell>
          <table:table-cell office:value-type="string">
            <text:p>OTST <text:span text:style-name="T1">632</text:span></text:p>
          </table:table-cell>
          <table:table-cell table:style-name="ce7" office:value-type="string">
            <text:p><text:span text:style-name="T1">Biblical Archaeology</text:span></text:p>
          </table:table-cell>
          <table:table-cell office:value-type="string">
            <text:p>2-3 credits</text:p>
          </table:table-cell>
          <table:table-cell office:value-type="string">
            <text:p>A study of archaeological and ancient textual materials relating to the text of the Bible. <text:s/>A survey of ancient cultures, customs, languages, and rituals, as illuminated by archaeology, that throw light on biblical statements.</text:p>
          </table:table-cell>
        </table:table-row>
        <table:table-row table:style-name="ro2">
          <table:table-cell table:style-name="ce2" office:value-type="string">
            <text:p>Biblical Theological Studies</text:p>
          </table:table-cell>
          <table:table-cell office:value-type="string">
            <text:p>NTST 632 </text:p>
          </table:table-cell>
          <table:table-cell table:style-name="ce7" office:value-type="string">
            <text:p><text:span text:style-name="T1">Biblical Archaeology</text:span></text:p>
          </table:table-cell>
          <table:table-cell office:value-type="string">
            <text:p>2-3 credits</text:p>
          </table:table-cell>
          <table:table-cell office:value-type="string">
            <text:p>A study of archaeological and ancient textual materials relating to the text of the Bible. <text:s/>A survey of ancient cultures, customs, languages, and rituals, as illuminated by archaeology, that throw light on biblical statements.</text:p>
          </table:table-cell>
        </table:table-row>
        <table:table-row table:style-name="ro2">
          <table:table-cell table:style-name="ce2" office:value-type="string">
            <text:p>Biblical Theological Studies</text:p>
          </table:table-cell>
          <table:table-cell office:value-type="string">
            <text:p>OTST646</text:p>
          </table:table-cell>
          <table:table-cell office:value-type="string">
            <text:p>Studies in Biblical Exegesis</text:p>
          </table:table-cell>
          <table:table-cell office:value-type="string">
            <text:p>2-3 credits</text:p>
          </table:table-cell>
          <table:table-cell office:value-type="string">
            <text:p>Exegesis of selected biblical texts, with particular emphasis on a rigorous exegetical process.</text:p>
          </table:table-cell>
        </table:table-row>
        <table:table-row table:style-name="ro2">
          <table:table-cell table:style-name="ce2" office:value-type="string">
            <text:p>Biblical Theological Studies</text:p>
          </table:table-cell>
          <table:table-cell table:style-name="Default" office:value-type="string">
            <text:p>NTST 646</text:p>
          </table:table-cell>
          <table:table-cell office:value-type="string">
            <text:p>Studies in Biblical Exegesis</text:p>
          </table:table-cell>
          <table:table-cell office:value-type="string">
            <text:p>2-3 credits</text:p>
          </table:table-cell>
          <table:table-cell office:value-type="string">
            <text:p>Exegesis of selected biblical texts, with particular emphasis on a rigorous exegetical process.</text:p>
          </table:table-cell>
        </table:table-row>
        <table:table-row table:style-name="ro2">
          <table:table-cell table:style-name="ce2" office:value-type="string">
            <text:p>Biblical Theological Studies</text:p>
          </table:table-cell>
          <table:table-cell office:value-type="string">
            <text:p>THST 610</text:p>
          </table:table-cell>
          <table:table-cell office:value-type="string">
            <text:p>Revelation, Inspiration, and Hermeneutics</text:p>
          </table:table-cell>
          <table:table-cell office:value-type="string">
            <text:p>2-3 credits</text:p>
          </table:table-cell>
          <table:table-cell office:value-type="string">
            <text:p>A study of the process by which God communicates with human beings, as well as a survey of sound methods for interpreting, understanding, and applying the biblical text. The course includes orientation in methods of researching and interpreting the writings of E. G. White.</text:p>
          </table:table-cell>
        </table:table-row>
        <table:table-row table:style-name="ro2">
          <table:table-cell table:style-name="ce2" office:value-type="string">
            <text:p>Biblical Theological Studies</text:p>
          </table:table-cell>
          <table:table-cell table:style-name="ce6" office:value-type="string">
            <text:p>THST 660</text:p>
          </table:table-cell>
          <table:table-cell table:style-name="ce6" office:value-type="string">
            <text:p>Issues in Seventh-day Adventist Theology</text:p>
          </table:table-cell>
          <table:table-cell office:value-type="string">
            <text:p>2-3 credits</text:p>
          </table:table-cell>
          <table:table-cell table:style-name="ce13" office:value-type="string">
            <text:p>A careful examination of key theological topics, with special attention given to issues that may be particularly relevant to the Seventh-day Adventist Church in Africa.</text:p>
          </table:table-cell>
        </table:table-row>
        <table:table-row table:style-name="ro2">
          <table:table-cell table:style-name="ce2" office:value-type="string">
            <text:p>Biblical Theological Studies</text:p>
          </table:table-cell>
          <table:table-cell office:value-type="string">
            <text:p>THST 678</text:p>
          </table:table-cell>
          <table:table-cell office:value-type="string">
            <text:p>Science and Religion</text:p>
          </table:table-cell>
          <table:table-cell office:value-type="string">
            <text:p>2-3 credits</text:p>
          </table:table-cell>
          <table:table-cell office:value-type="string">
            <text:p>This course surveys areas of study in which science and religion interface, ways in which each discipline enhances our understanding of reality and ways in which the claims of each appear to run counter to the other. The claims of traditional Bible-based Christianity about the origin and history of life and the claims of science will serve as a case study from which principles and illustrations will be drawn.</text:p>
          </table:table-cell>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02">02/02/2010</text:date>, <text:time>17:57: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ot</meta:initial-creator>
    <meta:creation-date>2010-02-01T18:56:15</meta:creation-date>
    <dc:date>2010-02-02T17:57:44</dc:date>
    <dc:creator>root</dc:creator>
    <meta:editing-duration>PT02H45M17S</meta:editing-duration>
    <meta:editing-cycles>5</meta:editing-cycles>
    <meta:generator>OpenOffice.org/3.0$Linux OpenOffice.org_project/300m15$Build-9379</meta:generator>
    <meta:document-statistic meta:table-count="3" meta:cell-count="114" meta:object-count="0"/>
    <meta:user-defined meta:name="Info 1"/>
    <meta:user-defined meta:name="Info 2"/>
    <meta:user-defined meta:name="Info 3"/>
    <meta:user-defined meta:name="Info 4"/>
  </office:meta>
</office:document-meta>
</file>